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ackground-color="#ffff99"/>
    </style:style>
    <style:style style:name="ce13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office:value-type="string">
            <text:p>L6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L7</text:p>
          </table:table-cell>
          <table:table-cell office:value-type="string">
            <text:p>Lab Final</text:p>
          </table:table-cell>
          <table:table-cell table:style-name="ce9"/>
          <table:table-cell table:style-name="ce11" office:value-type="string">
            <text:p>E1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3</text:p>
          </table:table-cell>
          <table:table-cell office:value-type="string">
            <text:p>Exam Final</text:p>
          </table:table-cell>
          <table:table-cell table:style-name="ce9"/>
          <table:table-cell table:style-name="ce11" office:value-type="string">
            <text:p>CP1</text:p>
          </table:table-cell>
          <table:table-cell table:style-name="ce11" office:value-type="string">
            <text:p>CP2</text:p>
          </table:table-cell>
          <table:table-cell table:style-name="ce11" office:value-type="string">
            <text:p>IM</text:p>
          </table:table-cell>
          <table:table-cell table:style-name="ce11" office:value-type="string">
            <text:p>Q</text:p>
          </table:table-cell>
          <table:table-cell table:style-name="ce6" office:value-type="string">
            <text:p>CP Final</text:p>
          </table:table-cell>
          <table:table-cell table:style-name="ce9"/>
          <table:table-cell table:style-name="ce11" office:value-type="string">
            <text:p>FPD</text:p>
          </table:table-cell>
          <table:table-cell table:style-name="ce11" office:value-type="string">
            <text:p>FP</text:p>
          </table:table-cell>
          <table:table-cell table:style-name="ce13" office:value-type="string">
            <text:p>FP Final</text:p>
          </table:table-cell>
          <table:table-cell table:style-name="ce9"/>
          <table:table-cell table:style-name="ce14" office:value-type="string">
            <text:p>Final Grade</text:p>
          </table:table-cell>
          <table:table-cell office:value-type="string">
            <text:p>Final Grade</text:p>
          </table:table-cell>
          <table:table-cell table:style-name="ce17" office:value-type="string">
            <text:p>Final GPA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1" office:value-type="string">
            <text:p>Numerical Grade</text:p>
          </table:table-cell>
          <table:table-cell table:style-name="ce9"/>
          <table:table-cell table:style-name="ce18" office:value-type="string">
            <text:p>Letter Grade</text:p>
          </table:table-cell>
          <table:table-cell table:style-name="ce23" office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>
            <text:p>James Ballinger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2]; [.$AE$2:.$AF$14]; 2; 0); VLOOKUP([.C2]; [.$AE$2:.$AF$14]; 2; 0); VLOOKUP([.D2]; [.$AE$2:.$AF$14]; 2; 0); VLOOKUP([.E2]; [.$AE$2:.$AF$14]; 2; 0); VLOOKUP([.F2]; [.$AE$2:.$AF$14]; 2; 0); VLOOKUP([.G2];[.$AE$2:.$AF$14]; 2; 0); VLOOKUP([.H2]; [.$AE$2:.$AF$14]; 2; 0); VLOOKUP([.I2]; [.$AE$2:.$AF$14]; 2; 0)))/800*0.3" office:value-type="float" office:value="0.284625">
            <text:p>0.28463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87">
            <text:p>87</text:p>
          </table:table-cell>
          <table:table-cell table:style-name="ce7" table:formula="of:=[.L2]/50*0.15 + [.M2]/50*0.15 + [.N2]/100*0.2" office:value-type="float" office:value="0.441">
            <text:p>0.44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2]; [.$AE$2:.$AF$14]; 2; 0); VLOOKUP([.R2]; [.$AE$2:.$AF$14]; 2; 0); [.S2]; [.T2])/(100+100+60+7)*0.05" office:value-type="float" office:value="0.0460674157303371">
            <text:p>0.04607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]; [.$AE$2:.$AF$14]; 2; 0); VLOOKUP([.X2]; [.$AE$2:.$AF$14]; 2; 0))/200*0.15" office:value-type="float" office:value="0.144">
            <text:p>0.14400</text:p>
          </table:table-cell>
          <table:table-cell/>
          <table:table-cell table:style-name="ce14" table:formula="of:=[.J2] + [.O2] + [.U2] + [.Y2]" office:value-type="float" office:value="0.915692415730337">
            <text:p>0.91569</text:p>
          </table:table-cell>
          <table:table-cell table:style-name="ce15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A-">
            <text:p>A-</text:p>
          </table:table-cell>
          <table:table-cell table:style-name="ce17" table:formula="of:=VLOOKUP([.AB2]; [.$AH$2:.$AI$14]; 2; 0)" office:value-type="float" office:value="3.7">
            <text:p>3.7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Nathaniel Blake</text:p>
          </table:table-cell>
          <table:table-cell office:value-type="string">
            <text:p>A-</text:p>
          </table:table-cell>
          <table:table-cell table:number-columns-repeated="5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3]; [.$AE$2:.$AF$14]; 2; 0); VLOOKUP([.C3]; [.$AE$2:.$AF$14]; 2; 0); VLOOKUP([.D3]; [.$AE$2:.$AF$14]; 2; 0); VLOOKUP([.E3]; [.$AE$2:.$AF$14]; 2; 0); VLOOKUP([.F3]; [.$AE$2:.$AF$14]; 2; 0); VLOOKUP([.G3];[.$AE$2:.$AF$14]; 2; 0); VLOOKUP([.H3]; [.$AE$2:.$AF$14]; 2; 0); VLOOKUP([.I3]; [.$AE$2:.$AF$14]; 2; 0)))/800*0.3" office:value-type="float" office:value="0.28425">
            <text:p>0.28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7">
            <text:p>97</text:p>
          </table:table-cell>
          <table:table-cell table:style-name="ce7" table:formula="of:=[.L3]/50*0.15 + [.M3]/50*0.15 + [.N3]/100*0.2" office:value-type="float" office:value="0.485">
            <text:p>0.48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3]; [.$AE$2:.$AF$14]; 2; 0); VLOOKUP([.R3]; [.$AE$2:.$AF$14]; 2; 0); [.S3]; [.T3])/(100+100+60+7)*0.05" office:value-type="float" office:value="0.0436329588014981">
            <text:p>0.04363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3]; [.$AE$2:.$AF$14]; 2; 0); VLOOKUP([.X3]; [.$AE$2:.$AF$14]; 2; 0))/200*0.15" office:value-type="float" office:value="0.144">
            <text:p>0.14400</text:p>
          </table:table-cell>
          <table:table-cell/>
          <table:table-cell table:style-name="ce14" table:formula="of:=[.J3] + [.O3] + [.U3] + [.Y3]" office:value-type="float" office:value="0.956882958801498">
            <text:p>0.95688</text:p>
          </table:table-cell>
          <table:table-cell table:style-name="ce15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A">
            <text:p>A</text:p>
          </table:table-cell>
          <table:table-cell table:style-name="ce17" table:formula="of:=VLOOKUP([.AB3]; [.$AH$2:.$AI$14]; 2; 0)" office:value-type="float" office:value="4">
            <text:p>4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Tristan Challener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4]; [.$AE$2:.$AF$14]; 2; 0); VLOOKUP([.C4]; [.$AE$2:.$AF$14]; 2; 0); VLOOKUP([.D4]; [.$AE$2:.$AF$14]; 2; 0); VLOOKUP([.E4]; [.$AE$2:.$AF$14]; 2; 0); VLOOKUP([.F4]; [.$AE$2:.$AF$14]; 2; 0); VLOOKUP([.G4];[.$AE$2:.$AF$14]; 2; 0); VLOOKUP([.H4]; [.$AE$2:.$AF$14]; 2; 0); VLOOKUP([.I4]; [.$AE$2:.$AF$14]; 2; 0)))/800*0.3" office:value-type="float" office:value="0.280875">
            <text:p>0.28088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6">
            <text:p>96</text:p>
          </table:table-cell>
          <table:table-cell table:style-name="ce7" table:formula="of:=[.L4]/50*0.15 + [.M4]/50*0.15 + [.N4]/100*0.2" office:value-type="float" office:value="0.48">
            <text:p>0.480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4]; [.$AE$2:.$AF$14]; 2; 0); VLOOKUP([.R4]; [.$AE$2:.$AF$14]; 2; 0); [.S4]; [.T4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W4]; [.$AE$2:.$AF$14]; 2; 0); VLOOKUP([.X4]; [.$AE$2:.$AF$14]; 2; 0))/200*0.15" office:value-type="float" office:value="0.13125">
            <text:p>0.13125</text:p>
          </table:table-cell>
          <table:table-cell/>
          <table:table-cell table:style-name="ce14" table:formula="of:=[.J4] + [.O4] + [.U4] + [.Y4]" office:value-type="float" office:value="0.928267322097378">
            <text:p>0.92827</text:p>
          </table:table-cell>
          <table:table-cell table:style-name="ce15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A-">
            <text:p>A-</text:p>
          </table:table-cell>
          <table:table-cell table:style-name="ce17" table:formula="of:=VLOOKUP([.AB4]; [.$AH$2:.$AI$14]; 2; 0)" office:value-type="float" office:value="3.7">
            <text:p>3.7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Cliv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5]; [.$AE$2:.$AF$14]; 2; 0); VLOOKUP([.C5]; [.$AE$2:.$AF$14]; 2; 0); VLOOKUP([.D5]; [.$AE$2:.$AF$14]; 2; 0); VLOOKUP([.E5]; [.$AE$2:.$AF$14]; 2; 0); VLOOKUP([.F5]; [.$AE$2:.$AF$14]; 2; 0); VLOOKUP([.G5];[.$AE$2:.$AF$14]; 2; 0); VLOOKUP([.H5]; [.$AE$2:.$AF$14]; 2; 0); VLOOKUP([.I5]; [.$AE$2:.$AF$14]; 2; 0)))/800*0.3" office:value-type="float" office:value="0.27075">
            <text:p>0.27075</text:p>
          </table:table-cell>
          <table:table-cell/>
          <table:table-cell table:style-name="ce5" office:value-type="float" office:value="44">
            <text:p>44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94">
            <text:p>94</text:p>
          </table:table-cell>
          <table:table-cell table:style-name="ce7" table:formula="of:=[.L5]/50*0.15 + [.M5]/50*0.15 + [.N5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5]; [.$AE$2:.$AF$14]; 2; 0); VLOOKUP([.R5]; [.$AE$2:.$AF$14]; 2; 0); [.S5]; [.T5])/(100+100+60+7)*0.05" office:value-type="float" office:value="0.0413857677902622">
            <text:p>0.04139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+</text:p>
          </table:table-cell>
          <table:table-cell table:style-name="ce7" table:formula="of:=SUM(VLOOKUP([.W5]; [.$AE$2:.$AF$14]; 2; 0); VLOOKUP([.X5]; [.$AE$2:.$AF$14]; 2; 0))/200*0.15" office:value-type="float" office:value="0.13125">
            <text:p>0.13125</text:p>
          </table:table-cell>
          <table:table-cell/>
          <table:table-cell table:style-name="ce14" table:formula="of:=[.J5] + [.O5] + [.U5] + [.Y5]" office:value-type="float" office:value="0.871385767790262">
            <text:p>0.87139</text:p>
          </table:table-cell>
          <table:table-cell table:style-name="ce15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B+">
            <text:p>B+</text:p>
          </table:table-cell>
          <table:table-cell table:style-name="ce17" table:formula="of:=VLOOKUP([.AB5]; [.$AH$2:.$AI$14]; 2; 0)" office:value-type="float" office:value="3.3">
            <text:p>3.3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Reighr Doughty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6]; [.$AE$2:.$AF$14]; 2; 0); VLOOKUP([.C6]; [.$AE$2:.$AF$14]; 2; 0); VLOOKUP([.D6]; [.$AE$2:.$AF$14]; 2; 0); VLOOKUP([.E6]; [.$AE$2:.$AF$14]; 2; 0); VLOOKUP([.F6]; [.$AE$2:.$AF$14]; 2; 0); VLOOKUP([.G6];[.$AE$2:.$AF$14]; 2; 0); VLOOKUP([.H6]; [.$AE$2:.$AF$14]; 2; 0); VLOOKUP([.I6]; [.$AE$2:.$AF$14]; 2; 0)))/800*0.3" office:value-type="float" office:value="0.2805">
            <text:p>0.28050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90">
            <text:p>90</text:p>
          </table:table-cell>
          <table:table-cell table:style-name="ce7" table:formula="of:=[.L6]/50*0.15 + [.M6]/50*0.15 + [.N6]/100*0.2" office:value-type="float" office:value="0.414">
            <text:p>0.414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6]; [.$AE$2:.$AF$14]; 2; 0); VLOOKUP([.R6]; [.$AE$2:.$AF$14]; 2; 0); [.S6]; [.T6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7" table:formula="of:=SUM(VLOOKUP([.W6]; [.$AE$2:.$AF$14]; 2; 0); VLOOKUP([.X6]; [.$AE$2:.$AF$14]; 2; 0))/200*0.15" office:value-type="float" office:value="0.12675">
            <text:p>0.12675</text:p>
          </table:table-cell>
          <table:table-cell/>
          <table:table-cell table:style-name="ce14" table:formula="of:=[.J6] + [.O6] + [.U6] + [.Y6]" office:value-type="float" office:value="0.854583333333333">
            <text:p>0.85458</text:p>
          </table:table-cell>
          <table:table-cell table:style-name="ce15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B">
            <text:p>B</text:p>
          </table:table-cell>
          <table:table-cell table:style-name="ce17" table:formula="of:=VLOOKUP([.AB6]; [.$AH$2:.$AI$14]; 2; 0)"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7]; [.$AE$2:.$AF$14]; 2; 0); VLOOKUP([.C7]; [.$AE$2:.$AF$14]; 2; 0); VLOOKUP([.D7]; [.$AE$2:.$AF$14]; 2; 0); VLOOKUP([.E7]; [.$AE$2:.$AF$14]; 2; 0); VLOOKUP([.F7]; [.$AE$2:.$AF$14]; 2; 0); VLOOKUP([.G7];[.$AE$2:.$AF$14]; 2; 0); VLOOKUP([.H7]; [.$AE$2:.$AF$14]; 2; 0); VLOOKUP([.I7]; [.$AE$2:.$AF$14]; 2; 0)))/800*0.3" office:value-type="float" office:value="0.264375">
            <text:p>0.26438</text:p>
          </table:table-cell>
          <table:table-cell/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84">
            <text:p>84</text:p>
          </table:table-cell>
          <table:table-cell table:style-name="ce7" table:formula="of:=[.L7]/50*0.15 + [.M7]/50*0.15 + [.N7]/100*0.2" office:value-type="float" office:value="0.402">
            <text:p>0.40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7]; [.$AE$2:.$AF$14]; 2; 0); VLOOKUP([.R7]; [.$AE$2:.$AF$14]; 2; 0); [.S7]; [.T7])/(100+100+60+7)*0.05" office:value-type="float" office:value="0.0333333333333333">
            <text:p>0.03333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7]; [.$AE$2:.$AF$14]; 2; 0); VLOOKUP([.X7]; [.$AE$2:.$AF$14]; 2; 0))/200*0.15" office:value-type="float" office:value="0.13125">
            <text:p>0.13125</text:p>
          </table:table-cell>
          <table:table-cell/>
          <table:table-cell table:style-name="ce14" table:formula="of:=[.J7] + [.O7] + [.U7] + [.Y7]" office:value-type="float" office:value="0.830958333333333">
            <text:p>0.83096</text:p>
          </table:table-cell>
          <table:table-cell table:style-name="ce15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B-">
            <text:p>B-</text:p>
          </table:table-cell>
          <table:table-cell table:style-name="ce17" table:formula="of:=VLOOKUP([.AB7]; [.$AH$2:.$AI$14]; 2; 0)" office:value-type="float" office:value="2.7">
            <text:p>2.7</text:p>
          </table:table-cell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8]; [.$AE$2:.$AF$14]; 2; 0); VLOOKUP([.C8]; [.$AE$2:.$AF$14]; 2; 0); VLOOKUP([.D8]; [.$AE$2:.$AF$14]; 2; 0); VLOOKUP([.E8]; [.$AE$2:.$AF$14]; 2; 0); VLOOKUP([.F8]; [.$AE$2:.$AF$14]; 2; 0); VLOOKUP([.G8];[.$AE$2:.$AF$14]; 2; 0); VLOOKUP([.H8]; [.$AE$2:.$AF$14]; 2; 0); VLOOKUP([.I8]; [.$AE$2:.$AF$14]; 2; 0)))/800*0.3" office:value-type="float" office:value="0.273375">
            <text:p>0.27338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7">
            <text:p>87</text:p>
          </table:table-cell>
          <table:table-cell table:style-name="ce7" table:formula="of:=[.L8]/50*0.15 + [.M8]/50*0.15 + [.N8]/100*0.2" office:value-type="float" office:value="0.435">
            <text:p>0.435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7" table:formula="of:=SUM(VLOOKUP([.Q8]; [.$AE$2:.$AF$14]; 2; 0); VLOOKUP([.R8]; [.$AE$2:.$AF$14]; 2; 0); [.S8]; [.T8])/(100+100+60+7)*0.05" office:value-type="float" office:value="0.0359550561797753">
            <text:p>0.03596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8]; [.$AE$2:.$AF$14]; 2; 0); VLOOKUP([.X8]; [.$AE$2:.$AF$14]; 2; 0))/200*0.15" office:value-type="float" office:value="0.13125">
            <text:p>0.13125</text:p>
          </table:table-cell>
          <table:table-cell/>
          <table:table-cell table:style-name="ce14" table:formula="of:=[.J8] + [.O8] + [.U8] + [.Y8]" office:value-type="float" office:value="0.875580056179775">
            <text:p>0.87558</text:p>
          </table:table-cell>
          <table:table-cell table:style-name="ce15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B+">
            <text:p>B+</text:p>
          </table:table-cell>
          <table:table-cell table:style-name="ce17" table:formula="of:=VLOOKUP([.AB8]; [.$AH$2:.$AI$14]; 2; 0)" office:value-type="float" office:value="3.3">
            <text:p>3.3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office:value-type="string">
            <text:p>Erich Harkema</text:p>
          </table:table-cell>
          <table:table-cell office:value-type="string">
            <text:p>A-</text:p>
          </table:table-cell>
          <table:table-cell table:number-columns-repeated="2"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style-name="ce7" table:formula="of:=(SUM(VLOOKUP([.B9]; [.$AE$2:.$AF$14]; 2; 0); VLOOKUP([.C9]; [.$AE$2:.$AF$14]; 2; 0); VLOOKUP([.D9]; [.$AE$2:.$AF$14]; 2; 0); VLOOKUP([.E9]; [.$AE$2:.$AF$14]; 2; 0); VLOOKUP([.F9]; [.$AE$2:.$AF$14]; 2; 0); VLOOKUP([.G9];[.$AE$2:.$AF$14]; 2; 0); VLOOKUP([.H9]; [.$AE$2:.$AF$14]; 2; 0); VLOOKUP([.I9]; [.$AE$2:.$AF$14]; 2; 0)))/800*0.3" office:value-type="float" office:value="0.214875">
            <text:p>0.2148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57">
            <text:p>57</text:p>
          </table:table-cell>
          <table:table-cell table:style-name="ce7" table:formula="of:=[.L9]/50*0.15 + [.M9]/50*0.15 + [.N9]/100*0.2" office:value-type="float" office:value="0.291">
            <text:p>0.291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7" table:formula="of:=SUM(VLOOKUP([.Q9]; [.$AE$2:.$AF$14]; 2; 0); VLOOKUP([.R9]; [.$AE$2:.$AF$14]; 2; 0); [.S9]; [.T9])/(100+100+60+7)*0.05" office:value-type="float" office:value="0.0353932584269663">
            <text:p>0.03539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D-</text:p>
          </table:table-cell>
          <table:table-cell table:style-name="ce7" table:formula="of:=SUM(VLOOKUP([.W9]; [.$AE$2:.$AF$14]; 2; 0); VLOOKUP([.X9]; [.$AE$2:.$AF$14]; 2; 0))/200*0.15" office:value-type="float" office:value="0.04725">
            <text:p>0.04725</text:p>
          </table:table-cell>
          <table:table-cell/>
          <table:table-cell table:style-name="ce14" table:formula="of:=[.J9] + [.O9] + [.U9] + [.Y9]" office:value-type="float" office:value="0.588518258426966">
            <text:p>0.58852</text:p>
          </table:table-cell>
          <table:table-cell table:style-name="ce15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17" table:formula="of:=VLOOKUP([.AB9]; [.$AH$2:.$AI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ckenzie Jordan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style-name="ce7" table:formula="of:=(SUM(VLOOKUP([.B10]; [.$AE$2:.$AF$14]; 2; 0); VLOOKUP([.C10]; [.$AE$2:.$AF$14]; 2; 0); VLOOKUP([.D10]; [.$AE$2:.$AF$14]; 2; 0); VLOOKUP([.E10]; [.$AE$2:.$AF$14]; 2; 0); VLOOKUP([.F10]; [.$AE$2:.$AF$14]; 2; 0); VLOOKUP([.G10];[.$AE$2:.$AF$14]; 2; 0); VLOOKUP([.H10]; [.$AE$2:.$AF$14]; 2; 0); VLOOKUP([.I10]; [.$AE$2:.$AF$14]; 2; 0)))/800*0.3" office:value-type="float" office:value="0.27825">
            <text:p>0.27825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91">
            <text:p>91</text:p>
          </table:table-cell>
          <table:table-cell table:style-name="ce7" table:formula="of:=[.L10]/50*0.15 + [.M10]/50*0.15 + [.N10]/100*0.2" office:value-type="float" office:value="0.422">
            <text:p>0.42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0]; [.$AE$2:.$AF$14]; 2; 0); VLOOKUP([.R10]; [.$AE$2:.$AF$14]; 2; 0); [.S10]; [.T10])/(100+100+60+7)*0.05" office:value-type="float" office:value="0.0322097378277154">
            <text:p>0.03221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0]; [.$AE$2:.$AF$14]; 2; 0); VLOOKUP([.X10]; [.$AE$2:.$AF$14]; 2; 0))/200*0.15" office:value-type="float" office:value="0.13125">
            <text:p>0.13125</text:p>
          </table:table-cell>
          <table:table-cell/>
          <table:table-cell table:style-name="ce14" table:formula="of:=[.J10] + [.O10] + [.U10] + [.Y10]" office:value-type="float" office:value="0.863709737827715">
            <text:p>0.86371</text:p>
          </table:table-cell>
          <table:table-cell table:style-name="ce15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B">
            <text:p>B</text:p>
          </table:table-cell>
          <table:table-cell table:style-name="ce17" table:formula="of:=VLOOKUP([.AB10]; [.$AH$2:.$AI$14]; 2; 0)" office:value-type="float" office:value="3">
            <text:p>3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1]; [.$AE$2:.$AF$14]; 2; 0); VLOOKUP([.C11]; [.$AE$2:.$AF$14]; 2; 0); VLOOKUP([.D11]; [.$AE$2:.$AF$14]; 2; 0); VLOOKUP([.E11]; [.$AE$2:.$AF$14]; 2; 0); VLOOKUP([.F11]; [.$AE$2:.$AF$14]; 2; 0); VLOOKUP([.G11];[.$AE$2:.$AF$14]; 2; 0); VLOOKUP([.H11]; [.$AE$2:.$AF$14]; 2; 0); VLOOKUP([.I11]; [.$AE$2:.$AF$14]; 2; 0)))/800*0.3" office:value-type="float" office:value="0.27825">
            <text:p>0.27825</text:p>
          </table:table-cell>
          <table:table-cell/>
          <table:table-cell table:style-name="ce5" office:value-type="float" office:value="47">
            <text:p>47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93">
            <text:p>93</text:p>
          </table:table-cell>
          <table:table-cell table:style-name="ce7" table:formula="of:=[.L11]/50*0.15 + [.M11]/50*0.15 + [.N11]/100*0.2" office:value-type="float" office:value="0.456">
            <text:p>0.45600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1]; [.$AE$2:.$AF$14]; 2; 0); VLOOKUP([.R11]; [.$AE$2:.$AF$14]; 2; 0); [.S11]; [.T11])/(100+100+60+7)*0.05" office:value-type="float" office:value="0.0353932584269663">
            <text:p>0.03539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1]; [.$AE$2:.$AF$14]; 2; 0); VLOOKUP([.X11]; [.$AE$2:.$AF$14]; 2; 0))/200*0.15" office:value-type="float" office:value="0.144">
            <text:p>0.14400</text:p>
          </table:table-cell>
          <table:table-cell/>
          <table:table-cell table:style-name="ce14" table:formula="of:=[.J11] + [.O11] + [.U11] + [.Y11]" office:value-type="float" office:value="0.913643258426966">
            <text:p>0.91364</text:p>
          </table:table-cell>
          <table:table-cell table:style-name="ce15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A-">
            <text:p>A-</text:p>
          </table:table-cell>
          <table:table-cell table:style-name="ce17" table:formula="of:=VLOOKUP([.AB11]; [.$AH$2:.$AI$14]; 2; 0)" office:value-type="float" office:value="3.7">
            <text:p>3.7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ra King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table:number-columns-repeated="3" office:value-type="string">
            <text:p>A</text:p>
          </table:table-cell>
          <table:table-cell table:style-name="ce7" table:formula="of:=(SUM(VLOOKUP([.B12]; [.$AE$2:.$AF$14]; 2; 0); VLOOKUP([.C12]; [.$AE$2:.$AF$14]; 2; 0); VLOOKUP([.D12]; [.$AE$2:.$AF$14]; 2; 0); VLOOKUP([.E12]; [.$AE$2:.$AF$14]; 2; 0); VLOOKUP([.F12]; [.$AE$2:.$AF$14]; 2; 0); VLOOKUP([.G12];[.$AE$2:.$AF$14]; 2; 0); VLOOKUP([.H12]; [.$AE$2:.$AF$14]; 2; 0); VLOOKUP([.I12]; [.$AE$2:.$AF$14]; 2; 0)))/800*0.3" office:value-type="float" office:value="0.28425">
            <text:p>0.28425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94">
            <text:p>94</text:p>
          </table:table-cell>
          <table:table-cell table:style-name="ce7" table:formula="of:=[.L12]/50*0.15 + [.M12]/50*0.15 + [.N12]/100*0.2" office:value-type="float" office:value="0.473">
            <text:p>0.47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2]; [.$AE$2:.$AF$14]; 2; 0); VLOOKUP([.R12]; [.$AE$2:.$AF$14]; 2; 0); [.S12]; [.T12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2]; [.$AE$2:.$AF$14]; 2; 0); VLOOKUP([.X12]; [.$AE$2:.$AF$14]; 2; 0))/200*0.15" office:value-type="float" office:value="0.144">
            <text:p>0.14400</text:p>
          </table:table-cell>
          <table:table-cell/>
          <table:table-cell table:style-name="ce14" table:formula="of:=[.J12] + [.O12] + [.U12] + [.Y12]" office:value-type="float" office:value="0.949190074906367">
            <text:p>0.94919</text:p>
          </table:table-cell>
          <table:table-cell table:style-name="ce15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A">
            <text:p>A</text:p>
          </table:table-cell>
          <table:table-cell table:style-name="ce17" table:formula="of:=VLOOKUP([.AB12]; [.$AH$2:.$AI$14]; 2; 0)" office:value-type="float" office:value="4">
            <text:p>4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ton Kotelyanskii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style-name="ce7" table:formula="of:=(SUM(VLOOKUP([.B13]; [.$AE$2:.$AF$14]; 2; 0); VLOOKUP([.C13]; [.$AE$2:.$AF$14]; 2; 0); VLOOKUP([.D13]; [.$AE$2:.$AF$14]; 2; 0); VLOOKUP([.E13]; [.$AE$2:.$AF$14]; 2; 0); VLOOKUP([.F13]; [.$AE$2:.$AF$14]; 2; 0); VLOOKUP([.G13];[.$AE$2:.$AF$14]; 2; 0); VLOOKUP([.H13]; [.$AE$2:.$AF$14]; 2; 0); VLOOKUP([.I13]; [.$AE$2:.$AF$14]; 2; 0)))/800*0.3" office:value-type="float" office:value="0.275625">
            <text:p>0.27563</text:p>
          </table:table-cell>
          <table:table-cell/>
          <table:table-cell table:style-name="ce5" office:value-type="float" office:value="33">
            <text:p>33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91">
            <text:p>91</text:p>
          </table:table-cell>
          <table:table-cell table:style-name="ce7" table:formula="of:=[.L13]/50*0.15 + [.M13]/50*0.15 + [.N13]/100*0.2" office:value-type="float" office:value="0.404">
            <text:p>0.404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3]; [.$AE$2:.$AF$14]; 2; 0); VLOOKUP([.R13]; [.$AE$2:.$AF$14]; 2; 0); [.S13]; [.T13])/(100+100+60+7)*0.05" office:value-type="float" office:value="0.0361423220973783">
            <text:p>0.03614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3]; [.$AE$2:.$AF$14]; 2; 0); VLOOKUP([.X13]; [.$AE$2:.$AF$14]; 2; 0))/200*0.15" office:value-type="float" office:value="0.13125">
            <text:p>0.13125</text:p>
          </table:table-cell>
          <table:table-cell/>
          <table:table-cell table:style-name="ce14" table:formula="of:=[.J13] + [.O13] + [.U13] + [.Y13]" office:value-type="float" office:value="0.847017322097378">
            <text:p>0.84702</text:p>
          </table:table-cell>
          <table:table-cell table:style-name="ce15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B">
            <text:p>B</text:p>
          </table:table-cell>
          <table:table-cell table:style-name="ce17" table:formula="of:=VLOOKUP([.AB13]; [.$AH$2:.$AI$14]; 2; 0)" office:value-type="float" office:value="3">
            <text:p>3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dgrebe</text:p>
          </table:table-cell>
          <table:table-cell table:number-columns-repeated="2" office:value-type="string">
            <text:p>B-</text:p>
          </table:table-cell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4]; [.$AE$2:.$AF$14]; 2; 0); VLOOKUP([.C14]; [.$AE$2:.$AF$14]; 2; 0); VLOOKUP([.D14]; [.$AE$2:.$AF$14]; 2; 0); VLOOKUP([.E14]; [.$AE$2:.$AF$14]; 2; 0); VLOOKUP([.F14]; [.$AE$2:.$AF$14]; 2; 0); VLOOKUP([.G14];[.$AE$2:.$AF$14]; 2; 0); VLOOKUP([.H14]; [.$AE$2:.$AF$14]; 2; 0); VLOOKUP([.I14]; [.$AE$2:.$AF$14]; 2; 0)))/800*0.3" office:value-type="float" office:value="0.258375">
            <text:p>0.25838</text:p>
          </table:table-cell>
          <table:table-cell/>
          <table:table-cell table:style-name="ce5" office:value-type="float" office:value="31">
            <text:p>3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79">
            <text:p>79</text:p>
          </table:table-cell>
          <table:table-cell table:style-name="ce7" table:formula="of:=[.L14]/50*0.15 + [.M14]/50*0.15 + [.N14]/100*0.2" office:value-type="float" office:value="0.353">
            <text:p>0.353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">
            <text:p>5</text:p>
          </table:table-cell>
          <table:table-cell table:style-name="ce7" table:formula="of:=SUM(VLOOKUP([.Q14]; [.$AE$2:.$AF$14]; 2; 0); VLOOKUP([.R14]; [.$AE$2:.$AF$14]; 2; 0); [.S14]; [.T14])/(100+100+60+7)*0.05" office:value-type="float" office:value="0.0455056179775281">
            <text:p>0.04551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B-</text:p>
          </table:table-cell>
          <table:table-cell table:style-name="ce7" table:formula="of:=SUM(VLOOKUP([.W14]; [.$AE$2:.$AF$14]; 2; 0); VLOOKUP([.X14]; [.$AE$2:.$AF$14]; 2; 0))/200*0.15" office:value-type="float" office:value="0.12675">
            <text:p>0.12675</text:p>
          </table:table-cell>
          <table:table-cell/>
          <table:table-cell table:style-name="ce14" table:formula="of:=[.J14] + [.O14] + [.U14] + [.Y14]" office:value-type="float" office:value="0.783630617977528">
            <text:p>0.78363</text:p>
          </table:table-cell>
          <table:table-cell table:style-name="ce15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C+">
            <text:p>C+</text:p>
          </table:table-cell>
          <table:table-cell table:style-name="ce17" table:formula="of:=VLOOKUP([.AB14]; [.$AH$2:.$AI$14]; 2; 0)" office:value-type="float" office:value="2.3">
            <text:p>2.3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Ian MacMillan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table:style-name="ce7" table:formula="of:=(SUM(VLOOKUP([.B15]; [.$AE$2:.$AF$14]; 2; 0); VLOOKUP([.C15]; [.$AE$2:.$AF$14]; 2; 0); VLOOKUP([.D15]; [.$AE$2:.$AF$14]; 2; 0); VLOOKUP([.E15]; [.$AE$2:.$AF$14]; 2; 0); VLOOKUP([.F15]; [.$AE$2:.$AF$14]; 2; 0); VLOOKUP([.G15];[.$AE$2:.$AF$14]; 2; 0); VLOOKUP([.H15]; [.$AE$2:.$AF$14]; 2; 0); VLOOKUP([.I15]; [.$AE$2:.$AF$14]; 2; 0)))/800*0.3" office:value-type="float" office:value="0.26925">
            <text:p>0.26925</text:p>
          </table:table-cell>
          <table:table-cell/>
          <table:table-cell table:style-name="ce5" office:value-type="float" office:value="43">
            <text:p>43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82">
            <text:p>82</text:p>
          </table:table-cell>
          <table:table-cell table:style-name="ce7" table:formula="of:=[.L15]/50*0.15 + [.M15]/50*0.15 + [.N15]/100*0.2" office:value-type="float" office:value="0.392">
            <text:p>0.392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15]; [.$AE$2:.$AF$14]; 2; 0); VLOOKUP([.R15]; [.$AE$2:.$AF$14]; 2; 0); [.S15]; [.T15])/(100+100+60+7)*0.05" office:value-type="float" office:value="0.0325842696629213">
            <text:p>0.0325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5]; [.$AE$2:.$AF$14]; 2; 0); VLOOKUP([.X15]; [.$AE$2:.$AF$14]; 2; 0))/200*0.15" office:value-type="float" office:value="0.144">
            <text:p>0.14400</text:p>
          </table:table-cell>
          <table:table-cell/>
          <table:table-cell table:style-name="ce14" table:formula="of:=[.J15] + [.O15] + [.U15] + [.Y15]" office:value-type="float" office:value="0.837834269662922">
            <text:p>0.83783</text:p>
          </table:table-cell>
          <table:table-cell table:style-name="ce15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B-">
            <text:p>B-</text:p>
          </table:table-cell>
          <table:table-cell table:style-name="ce17" table:formula="of:=VLOOKUP([.AB15]; [.$AH$2:.$AI$14]; 2; 0)" office:value-type="float" office:value="2.7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2">
          <table:table-cell office:value-type="string">
            <text:p>Ryan Mong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D</text:p>
          </table:table-cell>
          <table:table-cell office:value-type="string">
            <text:p>B+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style-name="ce7" table:formula="of:=(SUM(VLOOKUP([.B16]; [.$AE$2:.$AF$14]; 2; 0); VLOOKUP([.C16]; [.$AE$2:.$AF$14]; 2; 0); VLOOKUP([.D16]; [.$AE$2:.$AF$14]; 2; 0); VLOOKUP([.E16]; [.$AE$2:.$AF$14]; 2; 0); VLOOKUP([.F16]; [.$AE$2:.$AF$14]; 2; 0); VLOOKUP([.G16];[.$AE$2:.$AF$14]; 2; 0); VLOOKUP([.H16]; [.$AE$2:.$AF$14]; 2; 0); VLOOKUP([.I16]; [.$AE$2:.$AF$14]; 2; 0)))/800*0.3" office:value-type="float" office:value="0.264375">
            <text:p>0.26438</text:p>
          </table:table-cell>
          <table:table-cell/>
          <table:table-cell table:style-name="ce5" office:value-type="float" office:value="30">
            <text:p>3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83">
            <text:p>83</text:p>
          </table:table-cell>
          <table:table-cell table:style-name="ce7" table:formula="of:=[.L16]/50*0.15 + [.M16]/50*0.15 + [.N16]/100*0.2" office:value-type="float" office:value="0.367">
            <text:p>0.36700</text:p>
          </table:table-cell>
          <table:table-cell/>
          <table:table-cell table:style-name="ce5" office:value-type="string">
            <text:p>B-</text:p>
          </table:table-cell>
          <table:table-cell table:style-name="ce5" office:value-type="string">
            <text:p>C+</text:p>
          </table:table-cell>
          <table:table-cell table:number-columns-repeated="2" table:style-name="ce5" office:value-type="float" office:value="0">
            <text:p>0</text:p>
          </table:table-cell>
          <table:table-cell table:style-name="ce7" table:formula="of:=SUM(VLOOKUP([.Q16]; [.$AE$2:.$AF$14]; 2; 0); VLOOKUP([.R16]; [.$AE$2:.$AF$14]; 2; 0); [.S16]; [.T16])/(100+100+60+7)*0.05" office:value-type="float" office:value="0.0303370786516854">
            <text:p>0.03034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C</text:p>
          </table:table-cell>
          <table:table-cell table:style-name="ce7" table:formula="of:=SUM(VLOOKUP([.W16]; [.$AE$2:.$AF$14]; 2; 0); VLOOKUP([.X16]; [.$AE$2:.$AF$14]; 2; 0))/200*0.15" office:value-type="float" office:value="0.1215">
            <text:p>0.12150</text:p>
          </table:table-cell>
          <table:table-cell/>
          <table:table-cell table:style-name="ce14" table:formula="of:=[.J16] + [.O16] + [.U16] + [.Y16]" office:value-type="float" office:value="0.783212078651685">
            <text:p>0.78321</text:p>
          </table:table-cell>
          <table:table-cell table:style-name="ce15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C+">
            <text:p>C+</text:p>
          </table:table-cell>
          <table:table-cell table:style-name="ce17" table:formula="of:=VLOOKUP([.AB16]; [.$AH$2:.$AI$14]; 2; 0)" office:value-type="float" office:value="2.3">
            <text:p>2.3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style-name="ce7" table:formula="of:=(SUM(VLOOKUP([.B17]; [.$AE$2:.$AF$14]; 2; 0); VLOOKUP([.C17]; [.$AE$2:.$AF$14]; 2; 0); VLOOKUP([.D17]; [.$AE$2:.$AF$14]; 2; 0); VLOOKUP([.E17]; [.$AE$2:.$AF$14]; 2; 0); VLOOKUP([.F17]; [.$AE$2:.$AF$14]; 2; 0); VLOOKUP([.G17];[.$AE$2:.$AF$14]; 2; 0); VLOOKUP([.H17]; [.$AE$2:.$AF$14]; 2; 0); VLOOKUP([.I17]; [.$AE$2:.$AF$14]; 2; 0)))/800*0.3" office:value-type="float" office:value="0.282">
            <text:p>0.28200</text:p>
          </table:table-cell>
          <table:table-cell/>
          <table:table-cell table:style-name="ce5" office:value-type="float" office:value="45">
            <text:p>45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98">
            <text:p>98</text:p>
          </table:table-cell>
          <table:table-cell table:style-name="ce7" table:formula="of:=[.L17]/50*0.15 + [.M17]/50*0.15 + [.N17]/100*0.2" office:value-type="float" office:value="0.481">
            <text:p>0.481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7]; [.$AE$2:.$AF$14]; 2; 0); VLOOKUP([.R17]; [.$AE$2:.$AF$14]; 2; 0); [.S17]; [.T17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7]; [.$AE$2:.$AF$14]; 2; 0); VLOOKUP([.X17]; [.$AE$2:.$AF$14]; 2; 0))/200*0.15" office:value-type="float" office:value="0.144">
            <text:p>0.14400</text:p>
          </table:table-cell>
          <table:table-cell/>
          <table:table-cell table:style-name="ce14" table:formula="of:=[.J17] + [.O17] + [.U17] + [.Y17]" office:value-type="float" office:value="0.954378277153558">
            <text:p>0.95438</text:p>
          </table:table-cell>
          <table:table-cell table:style-name="ce15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A">
            <text:p>A</text:p>
          </table:table-cell>
          <table:table-cell table:style-name="ce17" table:formula="of:=VLOOKUP([.AB17]; [.$AH$2:.$AI$14]; 2; 0)" office:value-type="float" office:value="4">
            <text:p>4</text:p>
          </table:table-cell>
          <table:table-cell table:number-columns-repeated="988"/>
        </table:table-row>
        <table:table-row table:style-name="ro2">
          <table:table-cell office:value-type="string">
            <text:p>Shane Regel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style-name="ce7" table:formula="of:=(SUM(VLOOKUP([.B18]; [.$AE$2:.$AF$14]; 2; 0); VLOOKUP([.C18]; [.$AE$2:.$AF$14]; 2; 0); VLOOKUP([.D18]; [.$AE$2:.$AF$14]; 2; 0); VLOOKUP([.E18]; [.$AE$2:.$AF$14]; 2; 0); VLOOKUP([.F18]; [.$AE$2:.$AF$14]; 2; 0); VLOOKUP([.G18];[.$AE$2:.$AF$14]; 2; 0); VLOOKUP([.H18]; [.$AE$2:.$AF$14]; 2; 0); VLOOKUP([.I18]; [.$AE$2:.$AF$14]; 2; 0)))/800*0.3" office:value-type="float" office:value="0.2745">
            <text:p>0.27450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42">
            <text:p>42</text:p>
          </table:table-cell>
          <table:table-cell table:style-name="ce5" office:value-type="float" office:value="91">
            <text:p>91</text:p>
          </table:table-cell>
          <table:table-cell table:style-name="ce7" table:formula="of:=[.L18]/50*0.15 + [.M18]/50*0.15 + [.N18]/100*0.2" office:value-type="float" office:value="0.428">
            <text:p>0.42800</text:p>
          </table:table-cell>
          <table:table-cell/>
          <table:table-cell table:number-columns-repeated="2" table:style-name="ce5" office:value-type="string">
            <text:p>B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18]; [.$AE$2:.$AF$14]; 2; 0); VLOOKUP([.R18]; [.$AE$2:.$AF$14]; 2; 0); [.S18]; [.T18])/(100+100+60+7)*0.05" office:value-type="float" office:value="0.0335205992509363">
            <text:p>0.03352</text:p>
          </table:table-cell>
          <table:table-cell/>
          <table:table-cell table:style-name="ce5" office:value-type="string">
            <text:p>B+</text:p>
          </table:table-cell>
          <table:table-cell table:style-name="ce5" office:value-type="string">
            <text:p>B</text:p>
          </table:table-cell>
          <table:table-cell table:style-name="ce7" table:formula="of:=SUM(VLOOKUP([.W18]; [.$AE$2:.$AF$14]; 2; 0); VLOOKUP([.X18]; [.$AE$2:.$AF$14]; 2; 0))/200*0.15" office:value-type="float" office:value="0.13125">
            <text:p>0.13125</text:p>
          </table:table-cell>
          <table:table-cell/>
          <table:table-cell table:style-name="ce14" table:formula="of:=[.J18] + [.O18] + [.U18] + [.Y18]" office:value-type="float" office:value="0.867270599250936">
            <text:p>0.86727</text:p>
          </table:table-cell>
          <table:table-cell table:style-name="ce15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B">
            <text:p>B</text:p>
          </table:table-cell>
          <table:table-cell table:style-name="ce17" table:formula="of:=VLOOKUP([.AB18]; [.$AH$2:.$AI$14]; 2; 0)" office:value-type="float" office:value="3">
            <text:p>3</text:p>
          </table:table-cell>
          <table:table-cell table:number-columns-repeated="988"/>
        </table:table-row>
        <table:table-row table:style-name="ro2">
          <table:table-cell office:value-type="string">
            <text:p>Adam Wechter</text:p>
          </table:table-cell>
          <table:table-cell table:number-columns-repeated="4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table:style-name="ce7" table:formula="of:=(SUM(VLOOKUP([.B19]; [.$AE$2:.$AF$14]; 2; 0); VLOOKUP([.C19]; [.$AE$2:.$AF$14]; 2; 0); VLOOKUP([.D19]; [.$AE$2:.$AF$14]; 2; 0); VLOOKUP([.E19]; [.$AE$2:.$AF$14]; 2; 0); VLOOKUP([.F19]; [.$AE$2:.$AF$14]; 2; 0); VLOOKUP([.G19];[.$AE$2:.$AF$14]; 2; 0); VLOOKUP([.H19]; [.$AE$2:.$AF$14]; 2; 0); VLOOKUP([.I19]; [.$AE$2:.$AF$14]; 2; 0)))/800*0.3" office:value-type="float" office:value="0.279375">
            <text:p>0.27938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0">
            <text:p>90</text:p>
          </table:table-cell>
          <table:table-cell table:style-name="ce7" table:formula="of:=[.L19]/50*0.15 + [.M19]/50*0.15 + [.N19]/100*0.2" office:value-type="float" office:value="0.432">
            <text:p>0.43200</text:p>
          </table:table-cell>
          <table:table-cell/>
          <table:table-cell table:number-columns-repeated="2" table:style-name="ce5" office:value-type="string">
            <text:p>B+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7" table:formula="of:=SUM(VLOOKUP([.Q19]; [.$AE$2:.$AF$14]; 2; 0); VLOOKUP([.R19]; [.$AE$2:.$AF$14]; 2; 0); [.S19]; [.T19])/(100+100+60+7)*0.05" office:value-type="float" office:value="0.0337078651685393">
            <text:p>0.03371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19]; [.$AE$2:.$AF$14]; 2; 0); VLOOKUP([.X19]; [.$AE$2:.$AF$14]; 2; 0))/200*0.15" office:value-type="float" office:value="0.144">
            <text:p>0.14400</text:p>
          </table:table-cell>
          <table:table-cell/>
          <table:table-cell table:style-name="ce14" table:formula="of:=[.J19] + [.O19] + [.U19] + [.Y19]" office:value-type="float" office:value="0.889082865168539">
            <text:p>0.88908</text:p>
          </table:table-cell>
          <table:table-cell table:style-name="ce15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B+">
            <text:p>B+</text:p>
          </table:table-cell>
          <table:table-cell table:style-name="ce17" table:formula="of:=VLOOKUP([.AB19]; [.$AH$2:.$AI$14]; 2; 0)" office:value-type="float" office:value="3.3">
            <text:p>3.3</text:p>
          </table:table-cell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table:number-columns-repeated="2"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7" table:formula="of:=(SUM(VLOOKUP([.B20]; [.$AE$2:.$AF$14]; 2; 0); VLOOKUP([.C20]; [.$AE$2:.$AF$14]; 2; 0); VLOOKUP([.D20]; [.$AE$2:.$AF$14]; 2; 0); VLOOKUP([.E20]; [.$AE$2:.$AF$14]; 2; 0); VLOOKUP([.F20]; [.$AE$2:.$AF$14]; 2; 0); VLOOKUP([.G20];[.$AE$2:.$AF$14]; 2; 0); VLOOKUP([.H20]; [.$AE$2:.$AF$14]; 2; 0); VLOOKUP([.I20]; [.$AE$2:.$AF$14]; 2; 0)))/800*0.3" office:value-type="float" office:value="0.265875">
            <text:p>0.26588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96">
            <text:p>96</text:p>
          </table:table-cell>
          <table:table-cell table:style-name="ce7" table:formula="of:=[.L20]/50*0.15 + [.M20]/50*0.15 + [.N20]/100*0.2" office:value-type="float" office:value="0.453">
            <text:p>0.45300</text:p>
          </table:table-cell>
          <table:table-cell/>
          <table:table-cell table:style-name="ce5" office:value-type="string">
            <text:p>A-</text:p>
          </table:table-cell>
          <table:table-cell table:style-name="ce5" office:value-type="string">
            <text:p>A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0]; [.$AE$2:.$AF$14]; 2; 0); VLOOKUP([.R20]; [.$AE$2:.$AF$14]; 2; 0); [.S20]; [.T20])/(100+100+60+7)*0.05" office:value-type="float" office:value="0.047940074906367">
            <text:p>0.04794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0]; [.$AE$2:.$AF$14]; 2; 0); VLOOKUP([.X20]; [.$AE$2:.$AF$14]; 2; 0))/200*0.15" office:value-type="float" office:value="0.144">
            <text:p>0.14400</text:p>
          </table:table-cell>
          <table:table-cell/>
          <table:table-cell table:style-name="ce14" table:formula="of:=[.J20] + [.O20] + [.U20] + [.Y20]" office:value-type="float" office:value="0.910815074906367">
            <text:p>0.91082</text:p>
          </table:table-cell>
          <table:table-cell table:style-name="ce15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A-">
            <text:p>A-</text:p>
          </table:table-cell>
          <table:table-cell table:style-name="ce17" table:formula="of:=VLOOKUP([.AB20]; [.$AH$2:.$AI$14]; 2; 0)" office:value-type="float" office:value="3.7">
            <text:p>3.7</text:p>
          </table:table-cell>
          <table:table-cell table:number-columns-repeated="988"/>
        </table:table-row>
        <table:table-row table:style-name="ro2">
          <table:table-cell office:value-type="string">
            <text:p>Eric Weyant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style-name="ce7" table:formula="of:=(SUM(VLOOKUP([.B21]; [.$AE$2:.$AF$14]; 2; 0); VLOOKUP([.C21]; [.$AE$2:.$AF$14]; 2; 0); VLOOKUP([.D21]; [.$AE$2:.$AF$14]; 2; 0); VLOOKUP([.E21]; [.$AE$2:.$AF$14]; 2; 0); VLOOKUP([.F21]; [.$AE$2:.$AF$14]; 2; 0); VLOOKUP([.G21];[.$AE$2:.$AF$14]; 2; 0); VLOOKUP([.H21]; [.$AE$2:.$AF$14]; 2; 0); VLOOKUP([.I21]; [.$AE$2:.$AF$14]; 2; 0)))/800*0.3" office:value-type="float" office:value="0.28425">
            <text:p>0.28425</text:p>
          </table:table-cell>
          <table:table-cell/>
          <table:table-cell table:style-name="ce5" office:value-type="float" office:value="41">
            <text:p>41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4">
            <text:p>94</text:p>
          </table:table-cell>
          <table:table-cell table:style-name="ce7" table:formula="of:=[.L21]/50*0.15 + [.M21]/50*0.15 + [.N21]/100*0.2" office:value-type="float" office:value="0.458">
            <text:p>0.45800</text:p>
          </table:table-cell>
          <table:table-cell/>
          <table:table-cell table:number-columns-repeated="2" table:style-name="ce5" office:value-type="string">
            <text:p>A-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">
            <text:p>7</text:p>
          </table:table-cell>
          <table:table-cell table:style-name="ce7" table:formula="of:=SUM(VLOOKUP([.Q21]; [.$AE$2:.$AF$14]; 2; 0); VLOOKUP([.R21]; [.$AE$2:.$AF$14]; 2; 0); [.S21]; [.T21])/(100+100+60+7)*0.05" office:value-type="float" office:value="0.0473782771535581">
            <text:p>0.04738</text:p>
          </table:table-cell>
          <table:table-cell/>
          <table:table-cell table:number-columns-repeated="2" table:style-name="ce5" office:value-type="string">
            <text:p>A</text:p>
          </table:table-cell>
          <table:table-cell table:style-name="ce7" table:formula="of:=SUM(VLOOKUP([.W21]; [.$AE$2:.$AF$14]; 2; 0); VLOOKUP([.X21]; [.$AE$2:.$AF$14]; 2; 0))/200*0.15" office:value-type="float" office:value="0.144">
            <text:p>0.14400</text:p>
          </table:table-cell>
          <table:table-cell/>
          <table:table-cell table:style-name="ce14" table:formula="of:=[.J21] + [.O21] + [.U21] + [.Y21]" office:value-type="float" office:value="0.933628277153558">
            <text:p>0.93363</text:p>
          </table:table-cell>
          <table:table-cell table:style-name="ce15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A-">
            <text:p>A-</text:p>
          </table:table-cell>
          <table:table-cell table:style-name="ce17" table:formula="of:=VLOOKUP([.AB21]; [.$AH$2:.$AI$14]; 2; 0)" office:value-type="float" office:value="3.7">
            <text:p>3.7</text:p>
          </table:table-cell>
          <table:table-cell table:number-columns-repeated="988"/>
        </table:table-row>
        <table:table-row table:style-name="ro2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6"/>
          <table:table-cell table:style-name="ce15" table:formula="of:=AVERAGE([.AA2:.AA18])" office:value-type="float" office:value="0.860103216567526">
            <text:p>0.8601032166</text:p>
          </table:table-cell>
          <table:table-cell table:style-name="ce12"/>
          <table:table-cell table:style-name="ce15" table:formula="of:=AVERAGE([.AC2:.AC21])" office:value-type="float" office:value="3.12">
            <text:p>3.12</text:p>
          </table:table-cell>
          <table:table-cell table:number-columns-repeated="988"/>
        </table:table-row>
        <table:table-row table:style-name="ro2" table:number-rows-repeated="5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2"/>
        </table:table-row>
        <table:table-row table:style-name="ro2">
          <table:table-cell table:number-columns-repeated="9"/>
          <table:table-cell table:style-name="ce8"/>
          <table:table-cell table:number-columns-repeated="1007"/>
        </table:table-row>
        <table:table-row table:style-name="ro2" table:number-rows-repeated="1048547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/00/0000</text:date>, <text:time style:data-style-name="N2" text:time-value="0000-00-00T16:47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3-12-19T18:47:53</dc:date>
    <dc:creator>Gregory Kapfhammer</dc:creator>
    <meta:editing-duration>P5DT23H54S</meta:editing-duration>
    <meta:editing-cycles>202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685" meta:object-count="0"/>
  </office:meta>
</office:document-meta>
</file>